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E00000149F50008FD.png"/>
  <manifest:file-entry manifest:media-type="image/jpeg" manifest:full-path="Pictures/10000000000005ED0000069EA56A9802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66cc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5.75cm"/>
    </style:style>
    <style:style style:name="gr4" style:family="graphic" style:parent-style-name="standard">
      <style:graphic-properties svg:stroke-width="0cm" svg:stroke-color="#ff66cc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66cc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96cm" svg:height="12.615cm" svg:x="1.704cm" svg:y="1.5cm">
          <draw:image xlink:href="Pictures/10000000000005ED0000069EA56A9802.jpg" xlink:type="simple" xlink:show="embed" xlink:actuate="onLoad">
            <text:p/>
          </draw:image>
        </draw:frame>
        <draw:rect draw:style-name="gr2" draw:text-style-name="P1" draw:layer="layout" svg:width="5cm" svg:height="2.5cm" svg:x="4.5cm" svg:y="11.5cm">
          <text:p/>
        </draw:rect>
        <draw:frame draw:style-name="gr3" draw:layer="layout" svg:width="12cm" svg:height="6cm" svg:x="2cm" svg:y="15.5cm">
          <draw:text-box>
            <text:p>IC1</text:p>
            <text:p>IC1 is the first voltage regulator buck converter, bringing the total voltage from 12 V, needed for the motors to work, to 5,7 V. It's made with a LM2596S-ADJ (D2PAK package), a 47 μH inductor, a 100 μF tantalium capacitor (7343-43 package) and a E SMD 100 μF capacitor</text:p>
          </draw:text-box>
        </draw:frame>
        <draw:rect draw:style-name="gr4" draw:text-style-name="P1" draw:layer="layout" svg:width="12cm" svg:height="6cm" svg:x="2cm" svg:y="15.5cm">
          <text:p/>
        </draw:rect>
        <draw:frame draw:style-name="gr5" draw:text-style-name="P1" draw:layer="layout" svg:width="14cm" svg:height="7.042cm" svg:x="6cm" svg:y="21.658cm">
          <draw:image xlink:href="Pictures/100002010000028E00000149F50008FD.png" xlink:type="simple" xlink:show="embed" xlink:actuate="onLoad">
            <text:p/>
          </draw:image>
        </draw:frame>
        <draw:line draw:style-name="gr6" draw:text-style-name="P1" draw:layer="layout" svg:x1="7cm" svg:y1="14cm" svg:x2="7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3M33S</meta:editing-duration>
    <meta:editing-cycles>5</meta:editing-cycles>
    <meta:generator>OpenOffice/4.1.6$Win32 OpenOffice.org_project/416m1$Build-9790</meta:generator>
    <dc:date>2019-06-21T13:26:20.56</dc:date>
    <dc:creator>Siria Sannino</dc:creator>
    <meta:document-statistic meta:object-count="6"/>
  </office:meta>
</office:document-meta>
</file>